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P6" style:parent-style-name="Normal" style:family="paragraph">
      <style:text-properties fo:font-size="16pt" style:font-size-asian="16pt" style:font-size-complex="16pt"/>
    </style:style>
    <style:style style:name="P7" style:parent-style-name="Normal" style:family="paragraph">
      <style:text-properties fo:font-size="16pt" style:font-size-asian="16pt" style:font-size-complex="16pt"/>
    </style:style>
  </office:automatic-styles>
  <office:body>
    <office:text text:use-soft-page-breaks="true">
      <text:p text:style-name="P1">Análisis e implementación de la criptografía</text:p>
      <text:p text:style-name="P2"/>
      <text:p text:style-name="P3">Con respecto a la criptografía, vamos a necesitar cifrar los archivos que los usuarios quieran utilizar los servicios de este servidor, para esto usaremos un programa actual de cifrado, como TDES o cualquiera similar.</text:p>
      <text:p text:style-name="P4">Guardar los datos de los usuarios y la informacion en una base de datos fuera de la<text:s/>DMZ</text:p>
      <text:p text:style-name="P5">Por otro lado, necesitaremos encriptar las copias de seguridad del servidor, esto lo haremos porque es necesario ya que hay informacion de todos los datos de nuestros clientes, y con lo cual tenemos que proteger los datos por ley, ademas así ganamos en seguridad, encriptaremos los datos sensibles, personales y financieros de nuestros clientes. Para esta encriptación usaremos el programa “Acero Docs”.</text:p>
      <text:p text:style-name="P6">Además, encriptaremos todas las contraseñas de los usuarios con el fin de preservar su seguridad.</text:p>
      <text:p text:style-name="P7">Para ello utilizaremos<text:s/>un cifrado MD5 el cual es solo de un único sentido, con lo cual no podemos desencriptar el contenido una vez encriptado y la validación debe hacerse en MD5, es decir tenemos que convertir las dos cadenas a MD5 y recién entonces realizar la validación. Como en la base de datos se guarda la contraseña encriptada, cuando un usuario quiere acceder, habrá que realizar una comparación entre la contraseña que introduce encriptado en MD5, y lo que tenemos en la base de datos, (que es la contraseña encriptada en MD5), si coincide se le permite el acceso, si no, se rechaza. MD5 se utiliza también para que cuando un usuario olvida su contraseña, si quiere recuperar la contraseña se le pide que introduzca por ejemplo el correo, y se le envía un mail con una URL tal que si entra en ella genere una<text:s/><text:soft-page-break/>nueva contraseña que se le indica al usuario y se reescribe en md5 en la base de dato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e Maria Sanchez Haro</meta:initial-creator>
    <dc:creator>Jose Maria Sanchez Haro</dc:creator>
    <meta:creation-date>2022-12-08T17:38:00Z</meta:creation-date>
    <dc:date>2022-12-15T08:49:00Z</dc:date>
    <meta:template xlink:href="Normal.dotm" xlink:type="simple"/>
    <meta:editing-cycles>3</meta:editing-cycles>
    <meta:editing-duration>PT65580S</meta:editing-duration>
    <meta:document-statistic meta:page-count="2" meta:paragraph-count="3" meta:word-count="271" meta:character-count="1759" meta:row-count="12" meta:non-whitespace-character-count="1491"/>
  </office:meta>
</office:document-meta>
</file>